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nilha1" table:style-name="ta1">
        <table:shapes>
          <draw:frame draw:z-index="0" draw:style-name="gr1" draw:text-style-name="P1" svg:width="9.645cm" svg:height="6.668cm" svg:x="10.101cm" svg:y="2.283cm">
            <draw:object draw:notify-on-update-of-ranges="Planilha1.A2:Planilha1.A2 Planilha1.A3:Planilha1.A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645cm" svg:height="6.668cm" svg:x="20.294cm" svg:y="2.258cm">
            <draw:object draw:notify-on-update-of-ranges="Planilha1.A2:Planilha1.A2 Planilha1.A3:Planilha1.A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9.645cm" svg:height="6.668cm" svg:x="0cm" svg:y="2.258cm">
            <draw:object draw:notify-on-update-of-ranges="Planilha1.A2:Planilha1.A2 Planilha1.B2:Planilha1.C2 Planilha1.A3:Planilha1.A3 Planilha1.B3:Planilha1.C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9.645cm" svg:height="6.668cm" svg:x="0.114cm" svg:y="9.536cm">
            <draw:object draw:notify-on-update-of-ranges="Planilha1.A2:Planilha1.A2 Planilha1.A3:Planilha1.A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9.645cm" svg:height="6.668cm" svg:x="10.259cm" svg:y="9.509cm">
            <draw:object draw:notify-on-update-of-ranges="Planilha1.A2:Planilha1.A2 Planilha1.A3:Planilha1.A3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Iníci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nejad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12" calcext:value-type="float">
            <text:p>12</text:p>
          </table:table-cell>
          <table:table-cell office:value-type="float" office:value="15.5" calcext:value-type="float">
            <text:p>15,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alizad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12" calcext:value-type="float">
            <text:p>12</text:p>
          </table:table-cell>
          <table:table-cell office:value-type="float" office:value="15.5" calcext:value-type="float">
            <text:p>15,5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8">00/00/0000</text:date>, <text:time style:data-style-name="N2" text:time-value="20:27:59.47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20:19:01.347000000</meta:creation-date>
    <dc:date>2015-06-08T22:37:40.340000000</dc:date>
    <meta:editing-duration>PT3H1M55S</meta:editing-duration>
    <meta:editing-cycles>3</meta:editing-cycles>
    <meta:generator>LibreOffice/4.2.5.2$Windows_x86 LibreOffice_project/6ff819b65674ae6c83f3cbab9e4a4c2b292a7a94</meta:generator>
    <meta:document-statistic meta:table-count="1" meta:cell-count="2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646cm" svg:height="6.669cm" xlink:href=".." xlink:type="simple" chart:class="chart:line" chart:style-name="ch1">
        <chart:title svg:x="3.986cm" svg:y="0.269cm" chart:style-name="ch2">
          <text:p>Sprint 2</text:p>
        </chart:title>
        <chart:legend chart:legend-position="end" svg:x="6.794cm" svg:y="2.786cm" style:legend-expansion="high" chart:style-name="ch3"/>
        <chart:plot-area chart:style-name="ch4" table:cell-range-address="Planilha1.A2:Planilha1.B3 Planilha1.D2:Planilha1.D3" chart:data-source-has-labels="column" svg:x="1.203cm" svg:y="1.447cm" svg:width="5.207cm" svg:height="4.669cm">
          <chartooo:coordinate-region svg:x="1.824cm" svg:y="1.646cm" svg:width="4.586cm" svg:height="4.271cm"/>
          <chart:axis chart:dimension="x" chart:name="primary-x" chart:style-name="ch5"/>
          <chart:axis chart:dimension="y" chart:name="primary-y" chart:style-name="ch5">
            <chart:title svg:x="0.451cm" svg:y="4.288cm" chart:style-name="ch6">
              <text:p>Horas</text:p>
            </chart:title>
            <chart:grid chart:style-name="ch7" chart:class="major"/>
          </chart:axis>
          <chart:series chart:style-name="ch8" chart:values-cell-range-address="Planilha1.B2:Planilha1.B2 Planilha1.D2:Planilha1.D2" chart:label-cell-address="Planilha1.A2:Planilha1.A2" chart:class="chart:line">
            <chart:data-point chart:repeated="2"/>
          </chart:series>
          <chart:series chart:style-name="ch9" chart:values-cell-range-address="Planilha1.B3:Planilha1.B3 Planilha1.D3:Planilha1.D3" chart:label-cell-address="Planilha1.A3:Planilha1.A3" chart:class="chart:line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lanejado</text:p>
                <draw:g>
                  <svg:desc>Planilha1.A2:Planilha1.A2</svg:desc>
                </draw:g>
              </table:table-cell>
              <table:table-cell office:value-type="float" office:value="0">
                <text:p>0</text:p>
                <draw:g>
                  <svg:desc>Planilha1.B2:Planilha1.B2 Planilha1.D2:Planilha1.D2</svg:desc>
                </draw:g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Realizado</text:p>
                <draw:g>
                  <svg:desc>Planilha1.A3:Planilha1.A3</svg:desc>
                </draw:g>
              </table:table-cell>
              <table:table-cell office:value-type="float" office:value="0">
                <text:p>0</text:p>
                <draw:g>
                  <svg:desc>Planilha1.B3:Planilha1.B3 Planilha1.D3:Planilha1.D3</svg:desc>
                </draw:g>
              </table:table-cell>
              <table:table-cell office:value-type="float" office:value="8.75">
                <text:p>8.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ff819b65674ae6c83f3cbab9e4a4c2b292a7a9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646cm" svg:height="6.669cm" xlink:href=".." xlink:type="simple" chart:class="chart:line" chart:style-name="ch1">
        <chart:title svg:x="3.986cm" svg:y="0.269cm" chart:style-name="ch2">
          <text:p>Sprint 3</text:p>
        </chart:title>
        <chart:legend chart:legend-position="end" svg:x="6.794cm" svg:y="2.786cm" style:legend-expansion="high" chart:style-name="ch3"/>
        <chart:plot-area chart:style-name="ch4" table:cell-range-address="Planilha1.A2:Planilha1.B3 Planilha1.E2:Planilha1.E3" chart:data-source-has-labels="column" svg:x="1.203cm" svg:y="1.447cm" svg:width="5.207cm" svg:height="4.669cm">
          <chartooo:coordinate-region svg:x="1.824cm" svg:y="1.646cm" svg:width="4.586cm" svg:height="4.271cm"/>
          <chart:axis chart:dimension="x" chart:name="primary-x" chart:style-name="ch5"/>
          <chart:axis chart:dimension="y" chart:name="primary-y" chart:style-name="ch5">
            <chart:title svg:x="0.451cm" svg:y="4.288cm" chart:style-name="ch6">
              <text:p>Horas</text:p>
            </chart:title>
            <chart:grid chart:style-name="ch7" chart:class="major"/>
          </chart:axis>
          <chart:series chart:style-name="ch8" chart:values-cell-range-address="Planilha1.B2:Planilha1.B2 Planilha1.E2:Planilha1.E2" chart:label-cell-address="Planilha1.A2:Planilha1.A2" chart:class="chart:line">
            <chart:data-point chart:repeated="2"/>
          </chart:series>
          <chart:series chart:style-name="ch9" chart:values-cell-range-address="Planilha1.B3:Planilha1.B3 Planilha1.E3:Planilha1.E3" chart:label-cell-address="Planilha1.A3:Planilha1.A3" chart:class="chart:line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lanejado</text:p>
                <draw:g>
                  <svg:desc>Planilha1.A2:Planilha1.A2</svg:desc>
                </draw:g>
              </table:table-cell>
              <table:table-cell office:value-type="float" office:value="0">
                <text:p>0</text:p>
                <draw:g>
                  <svg:desc>Planilha1.B2:Planilha1.B2 Planilha1.E2:Planilha1.E2</svg:desc>
                </draw:g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ealizado</text:p>
                <draw:g>
                  <svg:desc>Planilha1.A3:Planilha1.A3</svg:desc>
                </draw:g>
              </table:table-cell>
              <table:table-cell office:value-type="float" office:value="0">
                <text:p>0</text:p>
                <draw:g>
                  <svg:desc>Planilha1.B3:Planilha1.B3 Planilha1.E3:Planilha1.E3</svg:desc>
                </draw:g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ff819b65674ae6c83f3cbab9e4a4c2b292a7a9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646cm" svg:height="6.669cm" xlink:href=".." xlink:type="simple" chart:class="chart:line" chart:style-name="ch1">
        <chart:title svg:x="3.986cm" svg:y="0.269cm" chart:style-name="ch2">
          <text:p>Sprint 1</text:p>
        </chart:title>
        <chart:legend chart:legend-position="end" svg:x="6.794cm" svg:y="2.786cm" style:legend-expansion="high" chart:style-name="ch3"/>
        <chart:plot-area chart:style-name="ch4" table:cell-range-address="Planilha1.A2:Planilha1.C3" chart:data-source-has-labels="column" svg:x="1.203cm" svg:y="1.447cm" svg:width="5.207cm" svg:height="4.669cm">
          <chartooo:coordinate-region svg:x="1.93cm" svg:y="1.647cm" svg:width="4.386cm" svg:height="3.822cm"/>
          <chart:axis chart:dimension="x" chart:name="primary-x" chart:style-name="ch5"/>
          <chart:axis chart:dimension="y" chart:name="primary-y" chart:style-name="ch5">
            <chart:title svg:x="0.451cm" svg:y="4.288cm" chart:style-name="ch6">
              <text:p>Horas</text:p>
            </chart:title>
            <chart:grid chart:style-name="ch7" chart:class="major"/>
          </chart:axis>
          <chart:series chart:style-name="ch8" chart:values-cell-range-address="Planilha1.B2:Planilha1.C2" chart:label-cell-address="Planilha1.A2:Planilha1.A2" chart:class="chart:line">
            <chart:data-point chart:repeated="2"/>
          </chart:series>
          <chart:series chart:style-name="ch9" chart:values-cell-range-address="Planilha1.B3:Planilha1.C3" chart:label-cell-address="Planilha1.A3:Planilha1.A3" chart:class="chart:line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Planejado</text:p>
                <draw:g>
                  <svg:desc>Planilha1.A2:Planilha1.A2</svg:desc>
                </draw:g>
              </table:table-cell>
              <table:table-cell office:value-type="float" office:value="0">
                <text:p>0</text:p>
                <draw:g>
                  <svg:desc>Planilha1.B2:Planilha1.C2</svg:desc>
                </draw:g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alizado</text:p>
                <draw:g>
                  <svg:desc>Planilha1.A3:Planilha1.A3</svg:desc>
                </draw:g>
              </table:table-cell>
              <table:table-cell office:value-type="float" office:value="0">
                <text:p>0</text:p>
                <draw:g>
                  <svg:desc>Planilha1.B3:Planilha1.C3</svg:desc>
                </draw:g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ff819b65674ae6c83f3cbab9e4a4c2b292a7a9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646cm" svg:height="6.669cm" xlink:href=".." xlink:type="simple" chart:class="chart:line" chart:style-name="ch1">
        <chart:title svg:x="3.986cm" svg:y="0.269cm" chart:style-name="ch2">
          <text:p>Sprint 4</text:p>
        </chart:title>
        <chart:legend chart:legend-position="end" svg:x="6.794cm" svg:y="2.786cm" style:legend-expansion="high" chart:style-name="ch3"/>
        <chart:plot-area chart:style-name="ch4" table:cell-range-address="Planilha1.A2:Planilha1.B3 Planilha1.F2:Planilha1.F3" chart:data-source-has-labels="column" svg:x="1.203cm" svg:y="1.447cm" svg:width="5.207cm" svg:height="4.669cm">
          <chartooo:coordinate-region svg:x="1.824cm" svg:y="1.646cm" svg:width="4.586cm" svg:height="4.271cm"/>
          <chart:axis chart:dimension="x" chart:name="primary-x" chart:style-name="ch5"/>
          <chart:axis chart:dimension="y" chart:name="primary-y" chart:style-name="ch5">
            <chart:title svg:x="0.451cm" svg:y="4.288cm" chart:style-name="ch6">
              <text:p>Horas</text:p>
            </chart:title>
            <chart:grid chart:style-name="ch7" chart:class="major"/>
          </chart:axis>
          <chart:series chart:style-name="ch8" chart:values-cell-range-address="Planilha1.B2:Planilha1.B2 Planilha1.F2:Planilha1.F2" chart:label-cell-address="Planilha1.A2:Planilha1.A2" chart:class="chart:line">
            <chart:data-point chart:repeated="2"/>
          </chart:series>
          <chart:series chart:style-name="ch9" chart:values-cell-range-address="Planilha1.B3:Planilha1.B3 Planilha1.F3:Planilha1.F3" chart:label-cell-address="Planilha1.A3:Planilha1.A3" chart:class="chart:line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lanejado</text:p>
                <draw:g>
                  <svg:desc>Planilha1.A2:Planilha1.A2</svg:desc>
                </draw:g>
              </table:table-cell>
              <table:table-cell office:value-type="float" office:value="0">
                <text:p>0</text:p>
                <draw:g>
                  <svg:desc>Planilha1.B2:Planilha1.B2 Planilha1.F2:Planilha1.F2</svg:desc>
                </draw:g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Realizado</text:p>
                <draw:g>
                  <svg:desc>Planilha1.A3:Planilha1.A3</svg:desc>
                </draw:g>
              </table:table-cell>
              <table:table-cell office:value-type="float" office:value="0">
                <text:p>0</text:p>
                <draw:g>
                  <svg:desc>Planilha1.B3:Planilha1.B3 Planilha1.F3:Planilha1.F3</svg:desc>
                </draw:g>
              </table:table-cell>
              <table:table-cell office:value-type="float" office:value="15.5">
                <text:p>15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ff819b65674ae6c83f3cbab9e4a4c2b292a7a9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646cm" svg:height="6.669cm" xlink:href=".." xlink:type="simple" chart:class="chart:line" chart:style-name="ch1">
        <chart:title svg:x="3.986cm" svg:y="0.269cm" chart:style-name="ch2">
          <text:p>Sprint 5</text:p>
        </chart:title>
        <chart:legend chart:legend-position="end" svg:x="6.794cm" svg:y="2.786cm" style:legend-expansion="high" chart:style-name="ch3"/>
        <chart:plot-area chart:style-name="ch4" table:cell-range-address="Planilha1.A2:Planilha1.B3 Planilha1.G2:Planilha1.G3" chart:data-source-has-labels="column" svg:x="1.203cm" svg:y="1.447cm" svg:width="5.207cm" svg:height="4.669cm">
          <chartooo:coordinate-region svg:x="1.824cm" svg:y="1.646cm" svg:width="4.586cm" svg:height="4.271cm"/>
          <chart:axis chart:dimension="x" chart:name="primary-x" chart:style-name="ch5"/>
          <chart:axis chart:dimension="y" chart:name="primary-y" chart:style-name="ch5">
            <chart:title svg:x="0.451cm" svg:y="4.288cm" chart:style-name="ch6">
              <text:p>Horas</text:p>
            </chart:title>
            <chart:grid chart:style-name="ch7" chart:class="major"/>
          </chart:axis>
          <chart:series chart:style-name="ch8" chart:values-cell-range-address="Planilha1.B2:Planilha1.B2 Planilha1.G2:Planilha1.G2" chart:label-cell-address="Planilha1.A2:Planilha1.A2" chart:class="chart:line">
            <chart:data-point chart:repeated="2"/>
          </chart:series>
          <chart:series chart:style-name="ch9" chart:values-cell-range-address="Planilha1.B3:Planilha1.B3 Planilha1.G3:Planilha1.G3" chart:label-cell-address="Planilha1.A3:Planilha1.A3" chart:class="chart:line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lanejado</text:p>
                <draw:g>
                  <svg:desc>Planilha1.A2:Planilha1.A2</svg:desc>
                </draw:g>
              </table:table-cell>
              <table:table-cell office:value-type="float" office:value="0">
                <text:p>0</text:p>
                <draw:g>
                  <svg:desc>Planilha1.B2:Planilha1.B2 Planilha1.G2:Planilha1.G2</svg:desc>
                </draw:g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Realizado</text:p>
                <draw:g>
                  <svg:desc>Planilha1.A3:Planilha1.A3</svg:desc>
                </draw:g>
              </table:table-cell>
              <table:table-cell office:value-type="float" office:value="0">
                <text:p>0</text:p>
                <draw:g>
                  <svg:desc>Planilha1.B3:Planilha1.B3 Planilha1.G3:Planilha1.G3</svg:desc>
                </draw:g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ff819b65674ae6c83f3cbab9e4a4c2b292a7a9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